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<text:s text:c="3"/><text:span text:style-name="T2">Algorithmus</text:span></text:p>
      <text:p text:style-name="P9"/>
      <text:p text:style-name="P4"><text:s text:c="2"/>VMAX: 5; P%: 33; <text:s/>Cruise control: Off; <text:s/>Delayed at v=0: Off;</text:p>
      <text:p text:style-name="P9"/>
      <text:p text:style-name="P8"><text:s/><text:span text:style-name="T6">Runde</text:span> <text:s text:c="113"/>#t-jam</text:p>
      <text:p text:style-name="P8"/>
      <text:p text:style-name="P8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8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8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8"><text:s text:c="124"/></text:p>
      <text:p text:style-name="P8"><text:s text:c="125"/></text:p>
      <text:p text:style-name="P8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8"><text:s text:c="7"/>12345678901234567890 <text:s text:c="2"/>12345678901234567890 <text:s text:c="2"/>12345678901234567890 <text:s text:c="2"/>12345678901234567890 <text:s text:c="2"/>12345678901234567890 <text:s text:c="2"/>1 </text:p>
      <text:p text:style-name="P8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8"/>
      <text:p text:style-name="P8"/>
      <text:p text:style-name="P8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8"/>
      <text:p text:style-name="P8"/>
      <text:p text:style-name="P8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8"/>
      <text:p text:style-name="P8"><text:s text:c="2"/></text:p>
      <text:p text:style-name="P8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8"><text:s text:c="7"/>12345678901234567890 <text:s text:c="2"/>12345678901234567890 <text:s text:c="2"/>12345678901234567890 <text:s text:c="2"/>12345678901234567890 <text:s text:c="2"/>12345678901234567890 <text:s text:c="3"/>2</text:p>
      <text:p text:style-name="P8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0"/>
      <text:p text:style-name="P2"><text:span text:style-name="T3"><text:s text:c="2"/></text:span><text:span text:style-name="T1">KONSTANTEN</text:span></text:p>
      <text:p text:style-name="P1"/>
      <text:p text:style-name="P1"><text:s text:c="4"/>OCAR aCars[1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0} <text:s text:c="16"/>#Ticks: <text:s text:c="11"/>{0..1024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11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3"/>
      <text:p text:style-name="P1"><text:s text:c="2"/><text:span text:style-name="T2">Beschreibungen</text:span> <text:s text:c="2"/></text:p>
      <text:p text:style-name="P4"/>
      <text:p text:style-name="P1"><text:s text:c="2"/><text:span text:style-name="T7"><text:s/></text:span><text:span text:style-name="T8">Straße:</text:span></text:p>
      <text:p text:style-name="P5"><text:span text:style-name="T9"><text:s text:c="6"/>Streifen a 1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9"><text:s text:c="4"/></text:span><text:span text:style-name="T6">Cruise control (Tempomat): </text:span><text:span text:style-name="T9"><text:s text:c="7"/></text:span></text:p>
      <text:p text:style-name="P5"><text:span text:style-name="T9"><text:s text:c="6"/>Auf </text:span>Trödeln bei Maximalgeschwindigkeit verzichten</text:p>
      <text:p text:style-name="P5"/>
      <text:p text:style-name="P5"><text:s text:c="4"/><text:span text:style-name="T6">Delayed at v=0: <text:s/></text:span></text:p>
      <text:p text:style-name="P5"><text:span text:style-name="T9"><text:s text:c="6"/>Bei v=0 im Zustand '</text:span><text:span text:style-name="T6">NewTick</text:span><text:span text:style-name="T9">' benutze (X:{0..99}:X&gt;P%) in dieser Runde als </text:span></text:p>
      <text:p text:style-name="P5"><text:span text:style-name="T9"><text:s text:c="6"/>Trödelwahrscheinlichkeit im Zustand '</text:span><text:span text:style-name="T6">Trödeln</text:span><text:span text:style-name="T9">'</text:span></text:p>
      <text:p text:style-name="P5"><text:s text:c="5"/></text:p>
      <text:p text:style-name="P5"><text:s text:c="4"/><text:span text:style-name="T6">Save to file:</text:span></text:p>
      <text:p text:style-name="P5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4"><text:s text:c="6"/>Geschwindigkeit als Farbwert auf einem Bildstreifen gespeichert.</text:p>
      <text:p text:style-name="P5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5"><text:span text:style-name="T9"><text:s text:c="6"/>bisher gespeicherten Bildstreifen als </text:span><text:span text:style-name="T6">*.bmp </text:span><text:span text:style-name="T9">in eine Datei gespeichert.</text:span></text:p>
      <text:p text:style-name="P4"/>
      <text:p text:style-name="P5"><text:span text:style-name="T9"><text:s text:c="4"/></text:span><text:span text:style-name="T6">Ticks:</text:span></text:p>
      <text:p text:style-name="P4"><text:s text:c="6"/>Anzahl an Ticks/Runden. Maximal 1024 danach wird automatisch abgebrochen und falls [SAVE==ON] </text:p>
      <text:p text:style-name="P4"><text:s text:c="6"/>wird auch in Datei gespeichert. Ein Tick umfasst die Zustände <text:s/>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/>
      <text:p text:style-name="P5"><text:span text:style-name="T9"><text:s text:c="4"/></text:span><text:span text:style-name="T6">#Halt+Time:</text:span></text:p>
      <text:p text:style-name="P4"><text:s text:c="6"/>#Halt ist die Anzahl bisheriger Staus. Ein Stau ist dadurch zu erkennen das nach dem Zustand</text:p>
      <text:p text:style-name="P4"><text:s text:c="6"/>'<text:span text:style-name="T6">Fahren</text:span>' es ein Auto gibt das Geschwindigkeit 0 hat und noch nicht als Stau markiert ist und </text:p>
      <text:p text:style-name="P4"><text:s text:c="6"/>vor dem direkt kein anderes Auto steht. Ein Auto das gefahren ist befindet sich nicht mehr </text:p>
      <text:p text:style-name="P4"><text:s text:c="6"/>im Stau. </text:p>
      <text:p text:style-name="P4"><text:s text:c="6"/>Im <text:span text:style-name="T6">Run Mode AUTO</text:span> wird die Zeit '<text:span text:style-name="T6">Time without jam'</text:span> gemessen. </text:p>
      <text:p text:style-name="P4"><text:s text:c="6"/>(wie lange es dauert bis der erste Stau auftritt/Wie lange noch gar kein Stau da ist).</text:p>
      <text:p text:style-name="P4"/>
      <text:p text:style-name="P4"/>
      <text:p text:style-name="P4"/>
      <text:p text:style-name="P4"><text:soft-page-break/></text:p>
      <text:p text:style-name="P4"/>
      <text:p text:style-name="P5"><text:span text:style-name="T9"><text:s text:c="4"/></text:span><text:span text:style-name="T6">Dilly-dally-P%:</text:span></text:p>
      <text:p text:style-name="P5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4"><text:s text:c="6"/>um 1 langsamer.</text:p>
      <text:p text:style-name="P4"/>
      <text:p text:style-name="P5"><text:span text:style-name="T9"><text:s text:c="4"/></text:span><text:span text:style-name="T6">Run mode STEP:</text:span></text:p>
      <text:p text:style-name="P4"><text:s text:c="6"/>Im <text:span text:style-name="T6">STEP</text:span> Modus werden pro Runde/Tick nacheinander auf Tastendruck '<text:span text:style-name="T6">Leertaste</text:span>' die Zustände </text:p>
      <text:p text:style-name="P4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6">Run mode AUTO:</text:span></text:p>
      <text:p text:style-name="P4"><text:s text:c="6"/>Im <text:span text:style-name="T6">AUTO</text:span> Modus wird nur noch pro Runde/Tick der Zustand <text:span text:style-name="T6">'Fahren' </text:span>ausgegeben.</text:p>
      <text:p text:style-name="P4"><text:s text:c="6"/>Die Zeit wird gemessen, wie lange es dauert bis der erste Stau auftritt.</text:p>
      <text:p text:style-name="P4"/>
      <text:p text:style-name="P4"><text:s text:c="4"/><text:span text:style-name="T6">Run mode STEP+AUTO:</text:span></text:p>
      <text:p text:style-name="P4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4"><text:s text:c="6"/>Falls [SAVE=ON] wird mit <text:span text:style-name="T6">'p' </text:span>abgebrochen und die bisherige Berechnung als <text:span text:style-name="T6">*.bmp</text:span> in </text:p>
      <text:p text:style-name="P4"><text:s text:c="6"/>eine Datei gespeichert.</text:p>
      <text:p text:style-name="P4"/>
      <text:p text:style-name="P4"/>
      <text:p text:style-name="P12"/>
      <text:p text:style-name="P1"><text:span text:style-name="T4"><text:s text:c="2"/></text:span><text:span text:style-name="T2">Datenstrukturen</text:span></text:p>
      <text:p text:style-name="P7"><text:s text:c="6"/></text:p>
      <text:p text:style-name="P6"><text:s text:c="6"/>struct car { <text:s text:c="29"/>struct naschmodell {</text:p>
      <text:p text:style-name="P6"><text:s text:c="59"/></text:p>
      <text:p text:style-name="P6"><text:s text:c="8"/>ID <text:s text:c="39"/>struct SETTINGS <text:s/></text:p>
      <text:p text:style-name="P6"><text:s text:c="8"/>V <text:s text:c="40"/>struct GAUGINGS </text:p>
      <text:p text:style-name="P6"><text:s text:c="8"/>VCHANGE <text:s text:c="34"/>CAR[100] <text:s text:c="8"/></text:p>
      <text:p text:style-name="P6"><text:s text:c="8"/>USE_X&gt;P% <text:s text:c="33"/></text:p>
      <text:p text:style-name="P6"><text:s text:c="8"/>IS_IN_TRAFFIC_JAM</text:p>
      <text:p text:style-name="P6"><text:s text:c="8"/>TRAFFIC_JAM_GROUP_ID</text:p>
      <text:p text:style-name="P6"><text:s text:c="8"/><text:span text:style-name="T12">POSITION</text:span></text:p>
      <text:p text:style-name="P6"><text:s text:c="19"/></text:p>
      <text:p text:style-name="P6"><text:s text:c="6"/>}; <text:s text:c="39"/>};</text:p>
      <text:p text:style-name="P6"/>
      <text:p text:style-name="P6"><text:s text:c="6"/>struct settings { <text:s text:c="24"/>struct gaugings {</text:p>
      <text:p text:style-name="P6"><text:s/></text:p>
      <text:p text:style-name="P6"><text:s text:c="8"/>VMAX <text:s text:c="37"/>#TICKS <text:s text:c="3"/></text:p>
      <text:p text:style-name="P6"><text:s text:c="8"/>#CARS <text:s text:c="36"/>#TRAFFIC_JAM</text:p>
      <text:p text:style-name="P6"><text:s text:c="8"/>P% <text:s text:c="39"/>START_TIME <text:s text:c="2"/></text:p>
      <text:p text:style-name="P6"><text:s text:c="8"/>enum CRUISE_CONTROL <text:s text:c="22"/>struct colormap <text:s/></text:p>
      <text:p text:style-name="P6"><text:s text:c="8"/>enum DELAYED_AT_V=0 <text:s text:c="20"/></text:p>
      <text:p text:style-name="P6"><text:s text:c="8"/>enum MODE <text:s text:c="30"/>}; </text:p>
      <text:p text:style-name="P6"><text:s text:c="8"/>enum SAVE_TO_FILE</text:p>
      <text:p text:style-name="P6"><text:s text:c="8"/>FILEPATH</text:p>
      <text:p text:style-name="P6"/>
      <text:p text:style-name="P6"><text:s text:c="6"/>}; <text:s text:c="14"/></text:p>
      <text:p text:style-name="P6"/>
      <text:p text:style-name="P6"><text:s text:c="6"/></text:p>
      <text:p text:style-name="P6"/>
      <text:p text:style-name="P6"><text:s text:c="8"/></text:p>
      <text:p text:style-name="P6"/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13:58:34.15</dc:date>
    <dc:creator>Daniel Fritsch</dc:creator>
    <meta:editing-duration>PT5H12M47S</meta:editing-duration>
    <meta:editing-cycles>259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851" meta:character-count="8027"/>
  </office:meta>
</office:document-meta>
</file>